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00ff00"/>
    </style:style>
    <style:style style:name="ce3" style:family="table-cell" style:parent-style-name="Default">
      <style:table-cell-properties fo:background-color="#355e00"/>
    </style:style>
    <style:style style:name="ce4" style:family="table-cell" style:parent-style-name="Default">
      <style:table-cell-properties fo:background-color="#ff3333"/>
    </style:style>
  </office:automatic-styles>
  <office:body>
    <office:spreadsheet>
      <table:table table:name="Sheet1" table:style-name="ta1">
        <table:table-column table:style-name="co1" table:number-columns-repeated="2" table:default-cell-style-name="Default"/>
        <table:table-column table:style-name="co1" table:default-cell-style-name="ce2"/>
        <table:table-column table:style-name="co2" table:default-cell-style-name="Default"/>
        <table:table-row table:style-name="ro1">
          <table:table-cell office:value-type="string">
            <text:p>RAW</text:p>
          </table:table-cell>
          <table:table-cell office:value-type="string">
            <text:p>NS_VERSION</text:p>
          </table:table-cell>
          <table:table-cell table:style-name="Default" office:value-type="string">
            <text:p>LOKI_VERSION</text:p>
          </table:table-cell>
          <table:table-cell/>
        </table:table-row>
        <table:table-row table:style-name="ro2">
          <table:table-cell office:value-type="string">
            <text:p>NORMAN TOWN LLC</text:p>
          </table:table-cell>
          <table:table-cell office:value-type="string">
            <text:p>Norman Town Llc</text:p>
          </table:table-cell>
          <table:table-cell office:value-type="string">
            <text:p>Norman Town LLC</text:p>
          </table:table-cell>
          <table:table-cell/>
        </table:table-row>
        <table:table-row table:style-name="ro2">
          <table:table-cell office:value-type="string">
            <text:p>FIRST MIDWEST TRUST CO||6361 FMTC</text:p>
          </table:table-cell>
          <table:table-cell office:value-type="string">
            <text:p>First Midwest Trust Co and Fmtc 6361</text:p>
          </table:table-cell>
          <table:table-cell office:value-type="string">
            <text:p>First Midwest Trust Co. (Trust No. 6361)</text:p>
          </table:table-cell>
          <table:table-cell/>
        </table:table-row>
        <table:table-row table:style-name="ro2">
          <table:table-cell office:value-type="string">
            <text:p>BERGIN JOHN P</text:p>
          </table:table-cell>
          <table:table-cell table:style-name="ce1" office:value-type="string">
            <text:p>John P Bergin</text:p>
          </table:table-cell>
          <table:table-cell office:value-type="string">
            <text:p>John P. Bergin</text:p>
          </table:table-cell>
          <table:table-cell/>
        </table:table-row>
        <table:table-row table:style-name="ro2">
          <table:table-cell office:value-type="string">
            <text:p>MARQUETTES ESTATES LLC</text:p>
          </table:table-cell>
          <table:table-cell office:value-type="string">
            <text:p>Marquettes Estates Llc</text:p>
          </table:table-cell>
          <table:table-cell office:value-type="string">
            <text:p>Marquettes Estates LLC</text:p>
          </table:table-cell>
          <table:table-cell/>
        </table:table-row>
        <table:table-row table:style-name="ro2">
          <table:table-cell office:value-type="string">
            <text:p>STATE BANK OF COUNTRYSIDE||022374 STBC</text:p>
          </table:table-cell>
          <table:table-cell office:value-type="string">
            <text:p>State Bank Of Countryside and 022374 Stbc</text:p>
          </table:table-cell>
          <table:table-cell office:value-type="string">
            <text:p>State Bank of Countryside (Trust No. 022374)</text:p>
          </table:table-cell>
          <table:table-cell/>
        </table:table-row>
        <table:table-row table:style-name="ro1">
          <table:table-cell office:value-type="string">
            <text:p>AUSTIN VAUGHN W</text:p>
          </table:table-cell>
          <table:table-cell office:value-type="string">
            <text:p>Vaughn W Austin</text:p>
          </table:table-cell>
          <table:table-cell office:value-type="string">
            <text:p>Vaughn W. Austin</text:p>
          </table:table-cell>
          <table:table-cell/>
        </table:table-row>
        <table:table-row table:style-name="ro2">
          <table:table-cell office:value-type="string">
            <text:p>GW CONSULTING INC</text:p>
          </table:table-cell>
          <table:table-cell office:value-type="string">
            <text:p>Gw Consulting Inc</text:p>
          </table:table-cell>
          <table:table-cell table:style-name="ce3" office:value-type="string">
            <text:p>Gw Consulting Inc.</text:p>
          </table:table-cell>
          <table:table-cell/>
        </table:table-row>
        <table:table-row table:style-name="ro2">
          <table:table-cell office:value-type="string">
            <text:p>DEUTSCHE BANK NATIONAL TRUST CO - TRUSTEE||ARGENT MORTGAGE SECURITIES INC||2006WR ARGMS</text:p>
          </table:table-cell>
          <table:table-cell office:value-type="string">
            <text:p>Deutsche Bank National Trust Co (Trustee), Argent Mortgage Securities Inc and 2006wr Argms</text:p>
          </table:table-cell>
          <table:table-cell table:style-name="ce3" office:value-type="string">
            <text:p>Deutsche Bank National Trust (co-trustee) and Argent Mortgage Securities (Trust No. 2006WR) Inc.</text:p>
          </table:table-cell>
          <table:table-cell/>
        </table:table-row>
        <table:table-row table:style-name="ro2">
          <table:table-cell office:value-type="string">
            <text:p>BLOOMINGDALE 6 LLC</text:p>
          </table:table-cell>
          <table:table-cell office:value-type="string">
            <text:p>Bloomingdale 6 Llc</text:p>
          </table:table-cell>
          <table:table-cell office:value-type="string">
            <text:p>Bloomingdale 6 LLC</text:p>
          </table:table-cell>
          <table:table-cell/>
        </table:table-row>
        <table:table-row table:style-name="ro2">
          <table:table-cell office:value-type="string">
            <text:p>LANGO KEITH D||LANGO KIMBERLY K</text:p>
          </table:table-cell>
          <table:table-cell office:value-type="string">
            <text:p>Keith D Lango and Kimberly K Lango</text:p>
          </table:table-cell>
          <table:table-cell office:value-type="string">
            <text:p>Keith D. and Kimberly K. Lango</text:p>
          </table:table-cell>
          <table:table-cell/>
        </table:table-row>
        <table:table-row table:style-name="ro1">
          <table:table-cell office:value-type="string">
            <text:p>SHERIFF WILL COUNTY</text:p>
          </table:table-cell>
          <table:table-cell office:value-type="string">
            <text:p>Sheriff Will County</text:p>
          </table:table-cell>
          <table:table-cell office:value-type="string">
            <text:p>Will County Sheriff</text:p>
          </table:table-cell>
          <table:table-cell/>
        </table:table-row>
        <table:table-row table:style-name="ro2">
          <table:table-cell office:value-type="string">
            <text:p>STATE BANK OF COUNTRYSIDE||022450 STBC</text:p>
          </table:table-cell>
          <table:table-cell office:value-type="string">
            <text:p>State Bank Of Countryside and 022450 Stbc</text:p>
          </table:table-cell>
          <table:table-cell office:value-type="string">
            <text:p>State Bank of Countryside (Trust No. 022450)</text:p>
          </table:table-cell>
          <table:table-cell/>
        </table:table-row>
        <table:table-row table:style-name="ro1">
          <table:table-cell office:value-type="string">
            <text:p>SHERIFF WILL COUNTY</text:p>
          </table:table-cell>
          <table:table-cell office:value-type="string">
            <text:p>Sheriff Will County</text:p>
          </table:table-cell>
          <table:table-cell office:value-type="string">
            <text:p>Will County Sheriff</text:p>
          </table:table-cell>
          <table:table-cell/>
        </table:table-row>
        <table:table-row table:style-name="ro2">
          <table:table-cell office:value-type="string">
            <text:p>CENDANT MOBILITY FINANCIAL CORP</text:p>
          </table:table-cell>
          <table:table-cell office:value-type="string">
            <text:p>Cendant Mobility Financial Corp</text:p>
          </table:table-cell>
          <table:table-cell office:value-type="string">
            <text:p>Cendant Mobility Financial Corp.</text:p>
          </table:table-cell>
          <table:table-cell/>
        </table:table-row>
        <table:table-row table:style-name="ro2">
          <table:table-cell office:value-type="string">
            <text:p>VELAZQUEZ JOSE E||VELAZQUEZ MAIRA V</text:p>
          </table:table-cell>
          <table:table-cell office:value-type="string">
            <text:p>Jose E Velazquez and Maira V Velazquez</text:p>
          </table:table-cell>
          <table:table-cell office:value-type="string">
            <text:p>Jose E. and Maira V. Velazquez</text:p>
          </table:table-cell>
          <table:table-cell/>
        </table:table-row>
        <table:table-row table:style-name="ro2">
          <table:table-cell office:value-type="string">
            <text:p>SINGH INDRA||SINGH RICKY||MOHAMMAD RICKY S</text:p>
          </table:table-cell>
          <table:table-cell office:value-type="string">
            <text:p>Indra Singh, Ricky Singh and Ricky S Mohammad</text:p>
          </table:table-cell>
          <table:table-cell office:value-type="string">
            <text:p>Indra and Ricky Singh and Ricky S. Mohammad</text:p>
          </table:table-cell>
          <table:table-cell/>
        </table:table-row>
        <table:table-row table:style-name="ro1">
          <table:table-cell office:value-type="string">
            <text:p>BEYOND WELLNESS LTD||SACRED JOURNEY INSTITUTE INC</text:p>
          </table:table-cell>
          <table:table-cell office:value-type="string">
            <text:p>Beyond Wellness Ltd and Sacred Journey Institute Inc</text:p>
          </table:table-cell>
          <table:table-cell office:value-type="string">
            <text:p>Beyond Wellness Ltd. and Sacred Journey Institute Inc.</text:p>
          </table:table-cell>
          <table:table-cell/>
        </table:table-row>
        <table:table-row table:style-name="ro2">
          <table:table-cell office:value-type="string">
            <text:p>SCHILLERSTROM HOMES INC</text:p>
          </table:table-cell>
          <table:table-cell office:value-type="string">
            <text:p>Schillerstrom Homes Inc</text:p>
          </table:table-cell>
          <table:table-cell office:value-type="string">
            <text:p>Schillerstrom Homes Inc.</text:p>
          </table:table-cell>
          <table:table-cell/>
        </table:table-row>
        <table:table-row table:style-name="ro2">
          <table:table-cell office:value-type="string">
            <text:p>JPMORGAN CHASE BANK</text:p>
          </table:table-cell>
          <table:table-cell office:value-type="string">
            <text:p>Jpmorgan Chase Bank</text:p>
          </table:table-cell>
          <table:table-cell office:value-type="string">
            <text:p>JPMorgan Chase Bank</text:p>
          </table:table-cell>
          <table:table-cell/>
        </table:table-row>
        <table:table-row table:style-name="ro2">
          <table:table-cell office:value-type="string">
            <text:p>CHIAPETTI TIMOTHY E||CHIAPETTI TRACY L</text:p>
          </table:table-cell>
          <table:table-cell office:value-type="string">
            <text:p>Timothy E Chiapetti and Tracy L Chiapetti</text:p>
          </table:table-cell>
          <table:table-cell office:value-type="string">
            <text:p>Timothy E. and Tracy L. Chiapetti</text:p>
          </table:table-cell>
          <table:table-cell/>
        </table:table-row>
        <table:table-row table:style-name="ro2">
          <table:table-cell office:value-type="string">
            <text:p>LA SALLE BANK||127401 LSB</text:p>
          </table:table-cell>
          <table:table-cell office:value-type="string">
            <text:p>La Salle Bank and Lsb 127401</text:p>
          </table:table-cell>
          <table:table-cell office:value-type="string">
            <text:p>La Salle Bank (Trust No. 127401)</text:p>
          </table:table-cell>
          <table:table-cell/>
        </table:table-row>
        <table:table-row table:style-name="ro1">
          <table:table-cell office:value-type="string">
            <text:p>COUNTY CLERK WILL COUNTY</text:p>
          </table:table-cell>
          <table:table-cell office:value-type="string">
            <text:p>County Clerk Will County</text:p>
          </table:table-cell>
          <table:table-cell office:value-type="string">
            <text:p>Will County Clerk</text:p>
          </table:table-cell>
          <table:table-cell/>
        </table:table-row>
        <table:table-row table:style-name="ro1">
          <table:table-cell office:value-type="string">
            <text:p>YOUNG PHILLIP J||YOUNG DAWN A</text:p>
          </table:table-cell>
          <table:table-cell office:value-type="string">
            <text:p>Phillip J Young and Dawn A Young</text:p>
          </table:table-cell>
          <table:table-cell table:style-name="ce3" office:value-type="string">
            <text:p>Phillip J. and Dawn a. Young</text:p>
          </table:table-cell>
          <table:table-cell/>
        </table:table-row>
        <table:table-row table:style-name="ro2">
          <table:table-cell office:value-type="string">
            <text:p>MARQUETTE BANK||MARQUETTE NATIONAL BANK||16300 MARB &amp;amp; MNB</text:p>
          </table:table-cell>
          <table:table-cell office:value-type="string">
            <text:p>Marquette Bank, Marquette National Bank, Marb 16300 and Amp; Mnb</text:p>
          </table:table-cell>
          <table:table-cell office:value-type="string">
            <text:p>Marquette National Bank (Trust No. 16300)</text:p>
          </table:table-cell>
          <table:table-cell/>
        </table:table-row>
        <table:table-row table:style-name="ro2">
          <table:table-cell office:value-type="string">
            <text:p>TAMEZ GENARO JR||TAMEZ CAROL A</text:p>
          </table:table-cell>
          <table:table-cell office:value-type="string">
            <text:p>Genaro Tamez Jr and Carol A Tamez</text:p>
          </table:table-cell>
          <table:table-cell table:style-name="ce3" office:value-type="string">
            <text:p>Genaro and Carol a. Tamez Jr.</text:p>
          </table:table-cell>
          <table:table-cell/>
        </table:table-row>
        <table:table-row table:style-name="ro2">
          <table:table-cell office:value-type="string">
            <text:p>AGNEY REUBEN D</text:p>
          </table:table-cell>
          <table:table-cell office:value-type="string">
            <text:p>Reuben D Agney</text:p>
          </table:table-cell>
          <table:table-cell office:value-type="string">
            <text:p>Reuben D. Agney</text:p>
          </table:table-cell>
          <table:table-cell/>
        </table:table-row>
        <table:table-row table:style-name="ro1">
          <table:table-cell office:value-type="string">
            <text:p>COMPLETE INVESTIGATIVE SERVICES INC</text:p>
          </table:table-cell>
          <table:table-cell office:value-type="string">
            <text:p>Complete Investigative Services Inc</text:p>
          </table:table-cell>
          <table:table-cell office:value-type="string">
            <text:p>Complete Investigative Services Inc.</text:p>
          </table:table-cell>
          <table:table-cell/>
        </table:table-row>
        <table:table-row table:style-name="ro2">
          <table:table-cell office:value-type="string">
            <text:p>CONDON MICHAEL J||CONDON LYNNE M</text:p>
          </table:table-cell>
          <table:table-cell office:value-type="string">
            <text:p>Michael J Condon and Lynne M Condon</text:p>
          </table:table-cell>
          <table:table-cell office:value-type="string">
            <text:p>Michael J. and Lynne M. Condon</text:p>
          </table:table-cell>
          <table:table-cell/>
        </table:table-row>
        <table:table-row table:style-name="ro1">
          <table:table-cell office:value-type="string">
            <text:p>MC GOWAN LOIS M</text:p>
          </table:table-cell>
          <table:table-cell office:value-type="string">
            <text:p>Lois M McGowan</text:p>
          </table:table-cell>
          <table:table-cell office:value-type="string">
            <text:p>Lois M. McGowan</text:p>
          </table:table-cell>
          <table:table-cell/>
        </table:table-row>
        <table:table-row table:style-name="ro1">
          <table:table-cell office:value-type="string">
            <text:p>CARTER JAMES E</text:p>
          </table:table-cell>
          <table:table-cell office:value-type="string">
            <text:p>James E Carter</text:p>
          </table:table-cell>
          <table:table-cell office:value-type="string">
            <text:p>James E. Carter</text:p>
          </table:table-cell>
          <table:table-cell/>
        </table:table-row>
        <table:table-row table:style-name="ro1">
          <table:table-cell office:value-type="string">
            <text:p>RESTAURANT TECHNOLOGY INC</text:p>
          </table:table-cell>
          <table:table-cell office:value-type="string">
            <text:p>Restaurant Technology Inc</text:p>
          </table:table-cell>
          <table:table-cell office:value-type="string">
            <text:p>Restaurant Technology Inc.</text:p>
          </table:table-cell>
          <table:table-cell/>
        </table:table-row>
        <table:table-row table:style-name="ro2">
          <table:table-cell office:value-type="string">
            <text:p>STANDARD BANK &amp;amp; TRUST CO||2907 STBT</text:p>
          </table:table-cell>
          <table:table-cell office:value-type="string">
            <text:p>Standard Bank Trust Co and 2907 Stbt</text:p>
          </table:table-cell>
          <table:table-cell office:value-type="string">
            <text:p>Standard Bank &amp; Trust Co. (Trust No. 2907)</text:p>
          </table:table-cell>
          <table:table-cell/>
        </table:table-row>
        <table:table-row table:style-name="ro1">
          <table:table-cell office:value-type="string">
            <text:p>CENTURY CUSTOM HOMES INC</text:p>
          </table:table-cell>
          <table:table-cell office:value-type="string">
            <text:p>Century Custom Homes Inc</text:p>
          </table:table-cell>
          <table:table-cell office:value-type="string">
            <text:p>Century Custom Homes Inc.</text:p>
          </table:table-cell>
          <table:table-cell/>
        </table:table-row>
        <table:table-row table:style-name="ro2">
          <table:table-cell office:value-type="string">
            <text:p>BARAN KRISTINA</text:p>
          </table:table-cell>
          <table:table-cell office:value-type="string">
            <text:p>Kristina Baran</text:p>
          </table:table-cell>
          <table:table-cell office:value-type="string">
            <text:p>Kristina Baran</text:p>
          </table:table-cell>
          <table:table-cell/>
        </table:table-row>
        <table:table-row table:style-name="ro2">
          <table:table-cell office:value-type="string">
            <text:p>SIEBERT GROUP I LLC-S G SERIES 43</text:p>
          </table:table-cell>
          <table:table-cell office:value-type="string">
            <text:p>Siebert Group I Llc-S G Series 43</text:p>
          </table:table-cell>
          <table:table-cell table:style-name="ce3" office:value-type="string">
            <text:p>Siebert Group I -S G Series 43 LLC</text:p>
          </table:table-cell>
          <table:table-cell/>
        </table:table-row>
        <table:table-row table:style-name="ro1">
          <table:table-cell office:value-type="string">
            <text:p>SHERIFF WILL COUNTY</text:p>
          </table:table-cell>
          <table:table-cell office:value-type="string">
            <text:p>Sheriff Will County</text:p>
          </table:table-cell>
          <table:table-cell office:value-type="string">
            <text:p>Will County Sheriff</text:p>
          </table:table-cell>
          <table:table-cell/>
        </table:table-row>
        <table:table-row table:style-name="ro2">
          <table:table-cell office:value-type="string">
            <text:p>LIA MELLISSA</text:p>
          </table:table-cell>
          <table:table-cell office:value-type="string">
            <text:p>Mellissa Lia</text:p>
          </table:table-cell>
          <table:table-cell office:value-type="string">
            <text:p>Mellissa Lia</text:p>
          </table:table-cell>
          <table:table-cell/>
        </table:table-row>
        <table:table-row table:style-name="ro2">
          <table:table-cell office:value-type="string">
            <text:p>DUDEK MARIE L - DECEASED</text:p>
          </table:table-cell>
          <table:table-cell office:value-type="string">
            <text:p>Marie L Dudek (Deceased)</text:p>
          </table:table-cell>
          <table:table-cell office:value-type="string">
            <text:p>Marie L. Dudek (deceased)</text:p>
          </table:table-cell>
          <table:table-cell/>
        </table:table-row>
        <table:table-row table:style-name="ro1">
          <table:table-cell office:value-type="string">
            <text:p>HOLLOWAY ELIZABETH B</text:p>
          </table:table-cell>
          <table:table-cell office:value-type="string">
            <text:p>Elizabeth B Holloway</text:p>
          </table:table-cell>
          <table:table-cell office:value-type="string">
            <text:p>Elizabeth B. Holloway</text:p>
          </table:table-cell>
          <table:table-cell/>
        </table:table-row>
        <table:table-row table:style-name="ro2">
          <table:table-cell office:value-type="string">
            <text:p>SIERZEGA DON G||SIERZEGA IRENE</text:p>
          </table:table-cell>
          <table:table-cell office:value-type="string">
            <text:p>Don G Sierzega and Irene Sierzega</text:p>
          </table:table-cell>
          <table:table-cell office:value-type="string">
            <text:p>Don G. and Irene Sierzega</text:p>
          </table:table-cell>
          <table:table-cell/>
        </table:table-row>
        <table:table-row table:style-name="ro1">
          <table:table-cell office:value-type="string">
            <text:p>MC LAUGHLIN BUILDERS INC</text:p>
          </table:table-cell>
          <table:table-cell office:value-type="string">
            <text:p>McLaughlin Builders Inc</text:p>
          </table:table-cell>
          <table:table-cell office:value-type="string">
            <text:p>McLaughlin Builders Inc.</text:p>
          </table:table-cell>
          <table:table-cell/>
        </table:table-row>
        <table:table-row table:style-name="ro2">
          <table:table-cell office:value-type="string">
            <text:p>STURLIS PAUL J SR||STURLIS GRACE</text:p>
          </table:table-cell>
          <table:table-cell office:value-type="string">
            <text:p>Sturlis Paul J Sr and Sturlis Grace</text:p>
          </table:table-cell>
          <table:table-cell table:style-name="ce3" office:value-type="string">
            <text:p>Paul J. and Grace Sturlis Sr.</text:p>
          </table:table-cell>
          <table:table-cell/>
        </table:table-row>
        <table:table-row table:style-name="ro2">
          <table:table-cell office:value-type="string">
            <text:p>KROL ROBERT||KROL MARGARET A</text:p>
          </table:table-cell>
          <table:table-cell office:value-type="string">
            <text:p>Robert Krol and Margaret A Krol</text:p>
          </table:table-cell>
          <table:table-cell table:style-name="ce3" office:value-type="string">
            <text:p>Robert and Margaret a. Krol</text:p>
          </table:table-cell>
          <table:table-cell/>
        </table:table-row>
        <table:table-row table:style-name="ro2">
          <table:table-cell office:value-type="string">
            <text:p>AHRENS NICK A||AHRENS KRISTINA M</text:p>
          </table:table-cell>
          <table:table-cell office:value-type="string">
            <text:p>Nick A Ahrens and Kristina M Ahrens</text:p>
          </table:table-cell>
          <table:table-cell table:style-name="ce3" office:value-type="string">
            <text:p>Nick a. and Kristina M. Ahrens</text:p>
          </table:table-cell>
          <table:table-cell/>
        </table:table-row>
        <table:table-row table:style-name="ro1">
          <table:table-cell office:value-type="string">
            <text:p>MADONNA DEVELOPMENT INC</text:p>
          </table:table-cell>
          <table:table-cell office:value-type="string">
            <text:p>Madonna Development Inc</text:p>
          </table:table-cell>
          <table:table-cell office:value-type="string">
            <text:p>Madonna Development Inc.</text:p>
          </table:table-cell>
          <table:table-cell/>
        </table:table-row>
        <table:table-row table:style-name="ro2">
          <table:table-cell office:value-type="string">
            <text:p>BIDLE C CHRISTOPHER|</text:p>
          </table:table-cell>
          <table:table-cell office:value-type="string">
            <text:p>C Christopher Bidle</text:p>
          </table:table-cell>
          <table:table-cell office:value-type="string">
            <text:p>C. Christopher Bidle</text:p>
          </table:table-cell>
          <table:table-cell/>
        </table:table-row>
        <table:table-row table:style-name="ro1">
          <table:table-cell office:value-type="string">
            <text:p>COUNTY CLERK WILL COUNTY</text:p>
          </table:table-cell>
          <table:table-cell office:value-type="string">
            <text:p>County Clerk Will County</text:p>
          </table:table-cell>
          <table:table-cell office:value-type="string">
            <text:p>Will County Clerk</text:p>
          </table:table-cell>
          <table:table-cell/>
        </table:table-row>
        <table:table-row table:style-name="ro2">
          <table:table-cell office:value-type="string">
            <text:p>CROWTHER ROOFING CO</text:p>
          </table:table-cell>
          <table:table-cell office:value-type="string">
            <text:p>Crowther Roofing Co</text:p>
          </table:table-cell>
          <table:table-cell office:value-type="string">
            <text:p>Crowther Roofing Co.</text:p>
          </table:table-cell>
          <table:table-cell/>
        </table:table-row>
        <table:table-row table:style-name="ro1">
          <table:table-cell office:value-type="string">
            <text:p>FIRST MIDWEST BANK</text:p>
          </table:table-cell>
          <table:table-cell table:number-columns-repeated="2" office:value-type="string">
            <text:p>First Midwest Bank</text:p>
          </table:table-cell>
          <table:table-cell/>
        </table:table-row>
        <table:table-row table:style-name="ro2">
          <table:table-cell office:value-type="string">
            <text:p>SHOCK MARIANNE - TRUSTEE||MARIANNE SHOCK REVOCABLE TRUST||SIMON SUSAN M||GIMON GEORGE A II - TRUSTEE||GEORGE A SIMON II REVOCABLE TRUST||SIMON PAUL - TRUSTEE||PAUL SIMON TRUST||MORRISON JOANNE||DECRAENE DIANNE M - TRUSTEE||SIMON CHRISTOPHER||SIMON DIANE||SIMON TIMOTHY KELLY||SIMON ALLISON||SUPPES PENNY||SUPPES THOMAS||BLAKE WILLIAM - TRUSTEE||GEORGE SIMON TRUST||SHIRLEY SIMON TRUST||SIMON KEVIN||EGLE CAROLYN ANN||SIMON BRIAN A||DE FOUR DEBRA - CO EXECUTOR||JOSEPH A SIMON TRUST||SIMON SHIRLEY B - TRUSTEE</text:p>
          </table:table-cell>
          <table:table-cell office:value-type="string">
            <text:p>Marianne Shock (Trustee), Marianne Shock (Revocable Trust), Simon Susan M, Gimon George A (Revocable Trust) II, George A Simon II, Simon Paul (Trust), Paul Simon, Morrison Joanne, Decraene Dianne M, Simon Christopher, Simon Diane, Simon Timothy Kelly, Simon Allison, Suppes Penny, Suppes Thomas, Blake William (Trust), George Simon (Trust), Shirley Simon, Simon Kevin, Egle Carolyn Ann, Simon Brian A, De Four Debra Co (Trust), Joseph A Simon and Simon Shirley B</text:p>
          </table:table-cell>
          <table:table-cell table:style-name="ce3" office:value-type="string">
            <text:p>Marianne Shock (trustee), Marianne Shock Revocable Trust, Susan M., Christopher, Diane, Timothy Kelly, Allison, Kevin and Brian a. Simon, George A. Gimon II (trustee), George a. Simon Revocable Trust Ii, Paul Simon (trustee), Paul Simon (trust), Joanne Morrison, Dianne M. Decraene (trustee), Penny and Thomas Suppes, William Blake (trustee), George Simon (trust), Shirley Simon (trust), Carolyn Ann Egle, De Four Debra-Co (executor), Joseph a. Simon (trust) and Shirley B. Simon (trustee)</text:p>
          </table:table-cell>
          <table:table-cell/>
        </table:table-row>
        <table:table-row table:style-name="ro1">
          <table:table-cell office:value-type="string">
            <text:p>WAUGH JASON A||WAUGH HEATHER L</text:p>
          </table:table-cell>
          <table:table-cell office:value-type="string">
            <text:p>Jason A Waugh and Heather L Waugh</text:p>
          </table:table-cell>
          <table:table-cell table:style-name="ce3" office:value-type="string">
            <text:p>Jason a. and Heather L. Waugh</text:p>
          </table:table-cell>
          <table:table-cell/>
        </table:table-row>
        <table:table-row table:style-name="ro1">
          <table:table-cell office:value-type="string">
            <text:p>PLAINFIELD TOWNSHIP ROAD DISTRICT</text:p>
          </table:table-cell>
          <table:table-cell table:number-columns-repeated="2" office:value-type="string">
            <text:p>Plainfield Township Road District</text:p>
          </table:table-cell>
          <table:table-cell/>
        </table:table-row>
        <table:table-row table:style-name="ro1">
          <table:table-cell office:value-type="string">
            <text:p>COUNTY CLERK WILL COUNTY</text:p>
          </table:table-cell>
          <table:table-cell office:value-type="string">
            <text:p>County Clerk Will County</text:p>
          </table:table-cell>
          <table:table-cell office:value-type="string">
            <text:p>Will County Clerk</text:p>
          </table:table-cell>
          <table:table-cell/>
        </table:table-row>
        <table:table-row table:style-name="ro2">
          <table:table-cell office:value-type="string">
            <text:p>HARRIS TRUST &amp;amp; SAVINGS BANK||L3783 HTSB</text:p>
          </table:table-cell>
          <table:table-cell office:value-type="string">
            <text:p>Harris Trust and Savings Bank and Htsb L3783</text:p>
          </table:table-cell>
          <table:table-cell table:style-name="ce3" office:value-type="string">
            <text:p>Harris Trust and Savings Bank and L3783 Htsb</text:p>
          </table:table-cell>
          <table:table-cell/>
        </table:table-row>
        <table:table-row table:style-name="ro1">
          <table:table-cell office:value-type="string">
            <text:p>RUBIN THOMAS E JR||RUBIN AMBER M</text:p>
          </table:table-cell>
          <table:table-cell office:value-type="string">
            <text:p>Thomas E Rubin Jr and Amber M Rubin</text:p>
          </table:table-cell>
          <table:table-cell office:value-type="string">
            <text:p>Thomas E. and Amber M. Rubin Jr.</text:p>
          </table:table-cell>
          <table:table-cell/>
        </table:table-row>
        <table:table-row table:style-name="ro1">
          <table:table-cell office:value-type="string">
            <text:p>PRICE AMANDA (LOAN PROCESSOR)</text:p>
          </table:table-cell>
          <table:table-cell office:value-type="string">
            <text:p>Price Amanda Loan Processor</text:p>
          </table:table-cell>
          <table:table-cell table:style-name="ce3" office:value-type="string">
            <text:p>Price Amanda (loan processor)</text:p>
          </table:table-cell>
          <table:table-cell/>
        </table:table-row>
        <table:table-row table:style-name="ro2">
          <table:table-cell office:value-type="string">
            <text:p>FIRST MIDWEST BANK - TRUSTEE||7220300 FMB</text:p>
          </table:table-cell>
          <table:table-cell office:value-type="string">
            <text:p>First Midwest Bank (Trustee) and Fmb 7220300</text:p>
          </table:table-cell>
          <table:table-cell office:value-type="string">
            <text:p>First Midwest Bank (Trust No. 7220300) (trustee)</text:p>
          </table:table-cell>
          <table:table-cell/>
        </table:table-row>
        <table:table-row table:style-name="ro2">
          <table:table-cell office:value-type="string">
            <text:p>CASNER BRYAN||CASNER MOLLY</text:p>
          </table:table-cell>
          <table:table-cell office:value-type="string">
            <text:p>Bryan Casner and Molly Casner</text:p>
          </table:table-cell>
          <table:table-cell office:value-type="string">
            <text:p>Bryan and Molly Casner</text:p>
          </table:table-cell>
          <table:table-cell/>
        </table:table-row>
        <table:table-row table:style-name="ro2">
          <table:table-cell office:value-type="string">
            <text:p>LAKEWOOD FALLS PHASE 7 LLC||LAKEWOOD HONES</text:p>
          </table:table-cell>
          <table:table-cell office:value-type="string">
            <text:p>Lakewood Falls Phase 7 Llc and Hones Lakewood</text:p>
          </table:table-cell>
          <table:table-cell table:style-name="ce3" office:value-type="string">
            <text:p>Lakewood Falls Phase 7 LLC and Hones Lakewood</text:p>
          </table:table-cell>
          <table:table-cell/>
        </table:table-row>
        <table:table-row table:style-name="ro1">
          <table:table-cell office:value-type="string">
            <text:p>COUNTY CLERK WILL COUNTY</text:p>
          </table:table-cell>
          <table:table-cell office:value-type="string">
            <text:p>County Clerk Will County</text:p>
          </table:table-cell>
          <table:table-cell office:value-type="string">
            <text:p>Will County Clerk</text:p>
          </table:table-cell>
          <table:table-cell/>
        </table:table-row>
        <table:table-row table:style-name="ro1">
          <table:table-cell office:value-type="string">
            <text:p>NEUMANN HOMES INC</text:p>
          </table:table-cell>
          <table:table-cell office:value-type="string">
            <text:p>Neumann Homes Inc</text:p>
          </table:table-cell>
          <table:table-cell office:value-type="string">
            <text:p>Neumann Homes Inc.</text:p>
          </table:table-cell>
          <table:table-cell/>
        </table:table-row>
        <table:table-row table:style-name="ro1">
          <table:table-cell office:value-type="string">
            <text:p>BROWN MILES||BROWN ROSEMARY</text:p>
          </table:table-cell>
          <table:table-cell office:value-type="string">
            <text:p>Miles Brown and Rosemary Brown</text:p>
          </table:table-cell>
          <table:table-cell office:value-type="string">
            <text:p>Miles and Rosemary Brown</text:p>
          </table:table-cell>
          <table:table-cell/>
        </table:table-row>
        <table:table-row table:style-name="ro2">
          <table:table-cell office:value-type="string">
            <text:p>PINKSTON DONNA C||PINKSTON RODNEY D SR</text:p>
          </table:table-cell>
          <table:table-cell office:value-type="string">
            <text:p>Donna C Pinkston and Rodney D Pinkston Sr</text:p>
          </table:table-cell>
          <table:table-cell table:style-name="ce3" office:value-type="string">
            <text:p>Donna C. and Rodney D. Pinkston Sr.</text:p>
          </table:table-cell>
          <table:table-cell/>
        </table:table-row>
        <table:table-row table:style-name="ro1">
          <table:table-cell office:value-type="string">
            <text:p>HERMANN TRUCKING INC</text:p>
          </table:table-cell>
          <table:table-cell office:value-type="string">
            <text:p>Hermann Trucking Inc</text:p>
          </table:table-cell>
          <table:table-cell office:value-type="string">
            <text:p>Hermann Trucking Inc.</text:p>
          </table:table-cell>
          <table:table-cell/>
        </table:table-row>
        <table:table-row table:style-name="ro1">
          <table:table-cell office:value-type="string">
            <text:p>PRUDENTIAL RELOCATION INC</text:p>
          </table:table-cell>
          <table:table-cell office:value-type="string">
            <text:p>Prudential Relocation Inc</text:p>
          </table:table-cell>
          <table:table-cell office:value-type="string">
            <text:p>Prudential Relocation Inc.</text:p>
          </table:table-cell>
          <table:table-cell/>
        </table:table-row>
        <table:table-row table:style-name="ro1">
          <table:table-cell office:value-type="string">
            <text:p>COUNTY CLERK WILL COUNTY</text:p>
          </table:table-cell>
          <table:table-cell office:value-type="string">
            <text:p>County Clerk Will County</text:p>
          </table:table-cell>
          <table:table-cell office:value-type="string">
            <text:p>Will County Clerk</text:p>
          </table:table-cell>
          <table:table-cell/>
        </table:table-row>
        <table:table-row table:style-name="ro2">
          <table:table-cell office:value-type="string">
            <text:p>NIEMEYER MICHAEL L</text:p>
          </table:table-cell>
          <table:table-cell office:value-type="string">
            <text:p>Michael L Niemeyer</text:p>
          </table:table-cell>
          <table:table-cell office:value-type="string">
            <text:p>Michael L. Niemeyer</text:p>
          </table:table-cell>
          <table:table-cell/>
        </table:table-row>
        <table:table-row table:style-name="ro2">
          <table:table-cell office:value-type="string">
            <text:p>VAN GINDER DANIEL</text:p>
          </table:table-cell>
          <table:table-cell office:value-type="string">
            <text:p>Daniel VanGinder</text:p>
          </table:table-cell>
          <table:table-cell table:style-name="ce3" office:value-type="string">
            <text:p>Ginder Daniel Van</text:p>
          </table:table-cell>
          <table:table-cell/>
        </table:table-row>
        <table:table-row table:style-name="ro2">
          <table:table-cell office:value-type="string">
            <text:p>OAK BROOK BANK||3088 OBB</text:p>
          </table:table-cell>
          <table:table-cell office:value-type="string">
            <text:p>Oak Brook Bank and Obb 3088</text:p>
          </table:table-cell>
          <table:table-cell office:value-type="string">
            <text:p>Oak Brook Bank (Trust No. 3088)</text:p>
          </table:table-cell>
          <table:table-cell/>
        </table:table-row>
        <table:table-row table:style-name="ro2">
          <table:table-cell office:value-type="string">
            <text:p>PULTE HOMES||PULTE HOME CORP</text:p>
          </table:table-cell>
          <table:table-cell office:value-type="string">
            <text:p>Pulte Home Corporation</text:p>
          </table:table-cell>
          <table:table-cell office:value-type="string">
            <text:p>Pulte Homes and Pulte Home Corp.</text:p>
          </table:table-cell>
          <table:table-cell/>
        </table:table-row>
        <table:table-row table:style-name="ro2">
          <table:table-cell office:value-type="string">
            <text:p>WALTON ANTHONY||WALTON LATANYA P</text:p>
          </table:table-cell>
          <table:table-cell office:value-type="string">
            <text:p>Anthony Walton and Latanya P Walton</text:p>
          </table:table-cell>
          <table:table-cell office:value-type="string">
            <text:p>Anthony and Latanya P. Walton</text:p>
          </table:table-cell>
          <table:table-cell/>
        </table:table-row>
        <table:table-row table:style-name="ro2">
          <table:table-cell office:value-type="string">
            <text:p>FIRST BANK OF MANHATTAN||FIRST NATIONAL BANK MANHATTAN||45 FIBM &amp;amp; FNBM</text:p>
          </table:table-cell>
          <table:table-cell office:value-type="string">
            <text:p>First Bank Of Manhattan, First National Bank Manhattan and Fibm and Amp; Fnbm 45</text:p>
          </table:table-cell>
          <table:table-cell table:style-name="ce3" office:value-type="string">
            <text:p>First Bank of Manhattan, First National Bank Manhattan and 45 Fibm &amp; Fnbm</text:p>
          </table:table-cell>
          <table:table-cell/>
        </table:table-row>
        <table:table-row table:style-name="ro2">
          <table:table-cell office:value-type="string">
            <text:p>DOUIN &amp;amp; ASSOCIATES INC</text:p>
          </table:table-cell>
          <table:table-cell office:value-type="string">
            <text:p>Douin Associates Inc</text:p>
          </table:table-cell>
          <table:table-cell office:value-type="string">
            <text:p>Douin &amp; Associates Inc.</text:p>
          </table:table-cell>
          <table:table-cell/>
        </table:table-row>
        <table:table-row table:style-name="ro2">
          <table:table-cell office:value-type="string">
            <text:p>BANK OF NEW YORK - TRUSTEE||CWABS INC||200613 CWAB</text:p>
          </table:table-cell>
          <table:table-cell office:value-type="string">
            <text:p>Bank Of New York (Trustee), Cwabs Inc and 200613 Cwab</text:p>
          </table:table-cell>
          <table:table-cell table:style-name="ce3" office:value-type="string">
            <text:p>Bank of New York (trustee) and Cwabs (Trust No. 200613) Inc.</text:p>
          </table:table-cell>
          <table:table-cell/>
        </table:table-row>
        <table:table-row table:style-name="ro1">
          <table:table-cell office:value-type="string">
            <text:p>MALDONADO EDUARDO R||MALDONADO CLAUDIA</text:p>
          </table:table-cell>
          <table:table-cell office:value-type="string">
            <text:p>Eduardo R Maldonado and Claudia Maldonado</text:p>
          </table:table-cell>
          <table:table-cell office:value-type="string">
            <text:p>Eduardo R. and Claudia Maldonado</text:p>
          </table:table-cell>
          <table:table-cell/>
        </table:table-row>
        <table:table-row table:style-name="ro2">
          <table:table-cell office:value-type="string">
            <text:p>OAKLAND PROPERTIES LLC</text:p>
          </table:table-cell>
          <table:table-cell office:value-type="string">
            <text:p>Oakland Properties Llc</text:p>
          </table:table-cell>
          <table:table-cell office:value-type="string">
            <text:p>Oakland Properties LLC</text:p>
          </table:table-cell>
          <table:table-cell/>
        </table:table-row>
        <table:table-row table:style-name="ro2">
          <table:table-cell office:value-type="string">
            <text:p>IRISH PAUL||SCHLENDER KRISTIN</text:p>
          </table:table-cell>
          <table:table-cell office:value-type="string">
            <text:p>Paul Irish and Kristin Schlender</text:p>
          </table:table-cell>
          <table:table-cell office:value-type="string">
            <text:p>Paul Irish and Kristin Schlender</text:p>
          </table:table-cell>
          <table:table-cell/>
        </table:table-row>
        <table:table-row table:style-name="ro1">
          <table:table-cell office:value-type="string">
            <text:p>KEY CONSTRUCTION SERVICES INC</text:p>
          </table:table-cell>
          <table:table-cell office:value-type="string">
            <text:p>Key Construction Services Inc</text:p>
          </table:table-cell>
          <table:table-cell office:value-type="string">
            <text:p>Key Construction Services Inc.</text:p>
          </table:table-cell>
          <table:table-cell/>
        </table:table-row>
        <table:table-row table:style-name="ro1">
          <table:table-cell office:value-type="string">
            <text:p>DEWAR KENNETH SR||DEWAR KENNETH JR</text:p>
          </table:table-cell>
          <table:table-cell office:value-type="string">
            <text:p>Kenneth Dewar Sr and Kenneth Dewar Jr</text:p>
          </table:table-cell>
          <table:table-cell table:style-name="ce3" office:value-type="string">
            <text:p>Kenneth and Kenneth Dewar Jr. Sr.</text:p>
          </table:table-cell>
          <table:table-cell/>
        </table:table-row>
        <table:table-row table:style-name="ro2">
          <table:table-cell office:value-type="string">
            <text:p>MALEC JAMES M JR||MALEC J CHRISTINE||MAU JEANETTE</text:p>
          </table:table-cell>
          <table:table-cell office:value-type="string">
            <text:p>James M Malec Jr, J Christine Malec and Jeanette Mau</text:p>
          </table:table-cell>
          <table:table-cell table:style-name="ce3" office:value-type="string">
            <text:p>James M. and J. Christine Malec Jr. and Jeanette Mau</text:p>
          </table:table-cell>
          <table:table-cell/>
        </table:table-row>
        <table:table-row table:style-name="ro2">
          <table:table-cell office:value-type="string">
            <text:p>FIRST NATIONAL BANK ILLINOIS||5715 FNBI</text:p>
          </table:table-cell>
          <table:table-cell office:value-type="string">
            <text:p>First National Bank Illinois and Fnbi 5715</text:p>
          </table:table-cell>
          <table:table-cell office:value-type="string">
            <text:p>First National Bank Illinois (Trust No. 5715)</text:p>
          </table:table-cell>
          <table:table-cell/>
        </table:table-row>
        <table:table-row table:style-name="ro1">
          <table:table-cell office:value-type="string">
            <text:p>SHERIFF WILL COUNTY</text:p>
          </table:table-cell>
          <table:table-cell office:value-type="string">
            <text:p>Sheriff Will County</text:p>
          </table:table-cell>
          <table:table-cell office:value-type="string">
            <text:p>Will County Sheriff</text:p>
          </table:table-cell>
          <table:table-cell/>
        </table:table-row>
        <table:table-row table:style-name="ro1">
          <table:table-cell office:value-type="string">
            <text:p>FORREST DONALD L||FORREST MARY F||FORREST MARY</text:p>
          </table:table-cell>
          <table:table-cell office:value-type="string">
            <text:p>Donald L Forrest, Mary F Forrest and Mary Forrest</text:p>
          </table:table-cell>
          <table:table-cell table:style-name="ce4" office:value-type="string">
            <text:p>Donald L., Mary F. and Mary Forrest</text:p>
          </table:table-cell>
          <table:table-cell office:value-type="string">
            <text:p>middle name and last name start with same letter, failsafe triggered.</text:p>
          </table:table-cell>
        </table:table-row>
        <table:table-row table:style-name="ro2">
          <table:table-cell office:value-type="string">
            <text:p>KRACHTUS JOHN E||KRACHTUS CYNTHIA R</text:p>
          </table:table-cell>
          <table:table-cell office:value-type="string">
            <text:p>John E Krachtus and Cynthia R Krachtus</text:p>
          </table:table-cell>
          <table:table-cell office:value-type="string">
            <text:p>John E. and Cynthia R. Krachtus</text:p>
          </table:table-cell>
          <table:table-cell/>
        </table:table-row>
        <table:table-row table:style-name="ro1">
          <table:table-cell office:value-type="string">
            <text:p>PRUDENTIAL RELOCATION INC</text:p>
          </table:table-cell>
          <table:table-cell office:value-type="string">
            <text:p>Prudential Relocation Inc</text:p>
          </table:table-cell>
          <table:table-cell office:value-type="string">
            <text:p>Prudential Relocation Inc.</text:p>
          </table:table-cell>
          <table:table-cell/>
        </table:table-row>
        <table:table-row table:style-name="ro2">
          <table:table-cell office:value-type="string">
            <text:p>MORTGAGE ELECTRONIC REGISTRATION SYSTEMS INC||ALASKA SEABOARD PARNTERS</text:p>
          </table:table-cell>
          <table:table-cell office:value-type="string">
            <text:p>Mortgage Electronic Registration Systems Inc and Seaboard Parnters Alaska</text:p>
          </table:table-cell>
          <table:table-cell table:style-name="ce3" office:value-type="string">
            <text:p>Mortgage Electronic Registration Systems Inc. and Seaboard Parnters Alaska</text:p>
          </table:table-cell>
          <table:table-cell/>
        </table:table-row>
        <table:table-row table:style-name="ro2">
          <table:table-cell office:value-type="string">
            <text:p>VERBIAR PAUL N||VERBIAR ANNETTE L</text:p>
          </table:table-cell>
          <table:table-cell office:value-type="string">
            <text:p>Paul N Verbiar and Annette L Verbiar</text:p>
          </table:table-cell>
          <table:table-cell office:value-type="string">
            <text:p>Paul N. and Annette L. Verbiar</text:p>
          </table:table-cell>
          <table:table-cell/>
        </table:table-row>
        <table:table-row table:style-name="ro1">
          <table:table-cell office:value-type="string">
            <text:p>GOULD ROBERT D</text:p>
          </table:table-cell>
          <table:table-cell office:value-type="string">
            <text:p>Robert D Gould</text:p>
          </table:table-cell>
          <table:table-cell office:value-type="string">
            <text:p>Robert D. Gould</text:p>
          </table:table-cell>
          <table:table-cell/>
        </table:table-row>
        <table:table-row table:style-name="ro2">
          <table:table-cell office:value-type="string">
            <text:p>FIRST UNITED BANK||1875 FUB</text:p>
          </table:table-cell>
          <table:table-cell office:value-type="string">
            <text:p>First United Bank and Fub 1875</text:p>
          </table:table-cell>
          <table:table-cell office:value-type="string">
            <text:p>First United Bank (Trust No. 1875)</text:p>
          </table:table-cell>
          <table:table-cell/>
        </table:table-row>
        <table:table-row table:style-name="ro1">
          <table:table-cell office:value-type="string">
            <text:p>PURCHASE RUDY A</text:p>
          </table:table-cell>
          <table:table-cell office:value-type="string">
            <text:p>Rudy A Purchase</text:p>
          </table:table-cell>
          <table:table-cell office:value-type="string">
            <text:p>Rudy A. Purchas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 style:data-style-name="N2" text:time-value="0000-00-00T15:07: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6T17:10:03</dc:date>
    <meta:generator>LibreOffice/3.6$Linux_X86_64 LibreOffice_project/360m1$Build-2</meta:generator>
    <meta:editing-duration>P0D</meta:editing-duration>
    <meta:editing-cycles>1</meta:editing-cycles>
    <meta:document-statistic meta:table-count="1" meta:cell-count="274" meta:object-count="0"/>
  </office:meta>
</office:document-meta>
</file>